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3402in" fo:margin-bottom="0in" style:contextual-spacing="false" fo:text-align="center" style:justify-single-word="false"/>
      <style:text-properties fo:font-size="28pt" style:font-size-asian="28pt" style:font-size-complex="28pt"/>
    </style:style>
    <style:style style:name="P3" style:family="paragraph" style:parent-style-name="Standard">
      <style:paragraph-properties fo:margin-top="0.3in" fo:margin-bottom="0in" style:contextual-spacing="false" fo:text-align="center" style:justify-single-word="false"/>
      <style:text-properties fo:font-size="15pt" style:font-size-asian="15pt" style:font-size-complex="15pt"/>
    </style:style>
    <style:style style:name="P4" style:family="paragraph" style:parent-style-name="Standard" style:list-style-name="L1">
      <style:paragraph-properties fo:margin-top="0.3in" fo:margin-bottom="0in" style:contextual-spacing="false" fo:text-align="justify" style:justify-single-word="false" fo:break-before="page"/>
      <style:text-properties fo:font-size="15pt" fo:font-weight="bold" style:font-size-asian="15pt" style:font-weight-asian="bold" style:font-size-complex="15pt" style:font-weight-complex="bold"/>
    </style:style>
    <style:style style:name="P5" style:family="paragraph" style:parent-style-name="Standard" style:list-style-name="L1">
      <style:paragraph-properties fo:margin-top="0.3in" fo:margin-bottom="0in" style:contextual-spacing="false" fo:text-align="justify" style:justify-single-word="false"/>
      <style:text-properties fo:font-size="15pt" style:font-size-asian="15pt" style:font-size-complex="15pt"/>
    </style:style>
    <style:style style:name="P6" style:family="paragraph" style:parent-style-name="Standard" style:list-style-name="L1">
      <style:paragraph-properties fo:margin-top="0.3in" fo:margin-bottom="0in" style:contextual-spacing="false" fo:text-align="justify" style:justify-single-word="false"/>
      <style:text-properties fo:font-size="15pt" officeooo:paragraph-rsid="0012908c" style:font-size-asian="15pt" style:font-size-complex="15pt"/>
    </style:style>
    <style:style style:name="P7" style:family="paragraph" style:parent-style-name="Standard" style:list-style-name="L1">
      <style:paragraph-properties fo:margin-top="0.3in" fo:margin-bottom="0in" style:contextual-spacing="false" fo:text-align="justify" style:justify-single-word="false"/>
      <style:text-properties fo:font-size="15pt" officeooo:paragraph-rsid="003ba892" style:font-size-asian="15pt" style:font-size-complex="15pt"/>
    </style:style>
    <style:style style:name="P8" style:family="paragraph" style:parent-style-name="Standard" style:list-style-name="L1">
      <style:paragraph-properties fo:margin-top="0.3in" fo:margin-bottom="0in" style:contextual-spacing="false" fo:text-align="justify" style:justify-single-word="false"/>
      <style:text-properties fo:font-size="15pt" officeooo:paragraph-rsid="00479ea7" style:font-size-asian="15pt" style:font-size-complex="15pt"/>
    </style:style>
    <style:style style:name="P9" style:family="paragraph" style:parent-style-name="Standard" style:list-style-name="L1">
      <style:paragraph-properties fo:margin-top="0.3in" fo:margin-bottom="0in" style:contextual-spacing="false" fo:text-align="justify" style:justify-single-word="false"/>
      <style:text-properties fo:font-size="15pt" fo:font-weight="bold" style:font-size-asian="15pt" style:font-weight-asian="bold" style:font-size-complex="15pt" style:font-weight-complex="bold"/>
    </style:style>
    <style:style style:name="P10" style:family="paragraph" style:parent-style-name="Standard" style:list-style-name="L1">
      <style:paragraph-properties fo:margin-top="0.3in" fo:margin-bottom="0in" style:contextual-spacing="false" fo:text-align="justify" style:justify-single-word="false"/>
      <style:text-properties fo:font-size="15pt" fo:font-weight="bold" officeooo:paragraph-rsid="0012908c" style:font-size-asian="15pt" style:font-weight-asian="bold" style:font-size-complex="15pt" style:font-weight-complex="bold"/>
    </style:style>
    <style:style style:name="P11" style:family="paragraph" style:parent-style-name="Standard" style:list-style-name="L1">
      <style:paragraph-properties fo:margin-top="0.3in" fo:margin-bottom="0in" style:contextual-spacing="false" fo:text-align="justify" style:justify-single-word="false"/>
      <style:text-properties fo:font-size="15pt" fo:font-weight="normal" officeooo:paragraph-rsid="00353dd0" style:font-size-asian="15pt" style:font-weight-asian="normal" style:font-size-complex="15pt" style:font-weight-complex="normal"/>
    </style:style>
    <style:style style:name="P12" style:family="paragraph" style:parent-style-name="Standard" style:list-style-name="L1">
      <style:paragraph-properties fo:margin-top="0.3in" fo:margin-bottom="0in" style:contextual-spacing="false" fo:text-align="justify" style:justify-single-word="false"/>
      <style:text-properties fo:font-weight="bold" officeooo:paragraph-rsid="00353dd0" style:font-weight-asian="bold" style:font-weight-complex="bold"/>
    </style:style>
    <style:style style:name="P13" style:family="paragraph" style:parent-style-name="Standard">
      <style:paragraph-properties fo:margin-top="0.1799in" fo:margin-bottom="0in" style:contextual-spacing="false" fo:line-height="150%" fo:text-align="center" style:justify-single-word="false"/>
      <style:text-properties fo:font-size="32pt" style:font-size-asian="32pt" style:font-size-complex="32pt"/>
    </style:style>
    <style:style style:name="P14" style:family="paragraph" style:parent-style-name="Text_20_body" style:list-style-name="L1">
      <style:paragraph-properties fo:margin-top="0.3in" fo:margin-bottom="0in" style:contextual-spacing="false" fo:text-align="justify" style:justify-single-word="false"/>
      <style:text-properties fo:font-size="15pt" officeooo:paragraph-rsid="00353dd0" style:font-size-asian="15pt" style:font-size-complex="15pt"/>
    </style:style>
    <style:style style:name="P15" style:family="paragraph" style:parent-style-name="Text_20_body" style:list-style-name="L1">
      <style:paragraph-properties fo:margin-top="0.3in" fo:margin-bottom="0in" style:contextual-spacing="false" fo:text-align="justify" style:justify-single-word="false"/>
      <style:text-properties fo:font-size="15pt" officeooo:paragraph-rsid="00389625" style:font-size-asian="15pt" style:font-size-complex="15pt"/>
    </style:style>
    <style:style style:name="P16" style:family="paragraph" style:parent-style-name="Text_20_body" style:list-style-name="L1">
      <style:paragraph-properties fo:margin-top="0.3in" fo:margin-bottom="0in" style:contextual-spacing="false" fo:text-align="justify" style:justify-single-word="false"/>
      <style:text-properties fo:font-size="15pt" officeooo:paragraph-rsid="0012908c" style:font-size-asian="15pt" style:font-size-complex="15pt"/>
    </style:style>
    <style:style style:name="P17" style:family="paragraph" style:parent-style-name="Text_20_body" style:list-style-name="L1">
      <style:paragraph-properties fo:margin-top="0.3in" fo:margin-bottom="0in" style:contextual-spacing="false" fo:text-align="justify" style:justify-single-word="false"/>
      <style:text-properties fo:font-size="15pt" officeooo:paragraph-rsid="003ba892" style:font-size-asian="15pt" style:font-size-complex="15pt"/>
    </style:style>
    <style:style style:name="P18" style:family="paragraph" style:parent-style-name="Text_20_body" style:list-style-name="L1">
      <style:paragraph-properties fo:margin-top="0.3in" fo:margin-bottom="0in" style:contextual-spacing="false" fo:text-align="justify" style:justify-single-word="false"/>
      <style:text-properties fo:font-size="15pt" officeooo:paragraph-rsid="00417e57" style:font-size-asian="15pt" style:font-size-complex="15pt"/>
    </style:style>
    <style:style style:name="P19" style:family="paragraph" style:parent-style-name="Text_20_body" style:list-style-name="L1">
      <style:paragraph-properties fo:margin-top="0.3in" fo:margin-bottom="0in" style:contextual-spacing="false" fo:text-align="justify" style:justify-single-word="false"/>
      <style:text-properties fo:font-size="15pt" officeooo:paragraph-rsid="00447f1a" style:font-size-asian="15pt" style:font-size-complex="15pt"/>
    </style:style>
    <style:style style:name="P20" style:family="paragraph" style:parent-style-name="Text_20_body" style:list-style-name="L1">
      <style:paragraph-properties fo:margin-top="0.3in" fo:margin-bottom="0in" style:contextual-spacing="false" fo:text-align="justify" style:justify-single-word="false"/>
      <style:text-properties fo:font-size="15pt" officeooo:paragraph-rsid="00479ea7" style:font-size-asian="15pt" style:font-size-complex="15pt"/>
    </style:style>
    <style:style style:name="P21" style:family="paragraph" style:parent-style-name="Text_20_body" style:list-style-name="L1">
      <style:paragraph-properties fo:margin-top="0.3in" fo:margin-bottom="0in" style:contextual-spacing="false" fo:text-align="justify" style:justify-single-word="false"/>
      <style:text-properties officeooo:paragraph-rsid="0012908c"/>
    </style:style>
    <style:style style:name="P22" style:family="paragraph" style:parent-style-name="Text_20_body">
      <style:paragraph-properties fo:margin-top="0in" fo:margin-bottom="0in" style:contextual-spacing="false"/>
    </style:style>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1">
      <style:paragraph-properties fo:margin-top="0in" fo:margin-bottom="0in" style:contextual-spacing="false"/>
      <style:text-properties fo:font-size="15pt" officeooo:paragraph-rsid="003e2f93" style:font-size-asian="15pt" style:font-size-complex="15pt"/>
    </style:style>
    <style:style style:name="P25" style:family="paragraph" style:parent-style-name="Text_20_body" style:list-style-name="L1">
      <style:paragraph-properties fo:margin-top="0in" fo:margin-bottom="0in" style:contextual-spacing="false"/>
      <style:text-properties fo:font-size="15pt" officeooo:paragraph-rsid="003f189d" style:font-size-asian="15pt" style:font-size-complex="15pt"/>
    </style:style>
    <style:style style:name="P26" style:family="paragraph" style:parent-style-name="Text_20_body" style:list-style-name="L5">
      <style:paragraph-properties fo:margin-top="0in" fo:margin-bottom="0in" style:contextual-spacing="false"/>
    </style:style>
    <style:style style:name="T1" style:family="text">
      <style:text-properties fo:font-size="15pt" style:font-size-asian="15pt" style:font-size-complex="15pt"/>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space"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Đà Nẵng, ngày 05/08/2015</text:p>
      <text:p text:style-name="P2">Báo Cáo</text:p>
      <text:p text:style-name="P13">TÌM HIỂU VỀ GIT &amp; GITHUB</text:p>
      <text:p text:style-name="P3">Họ tên: Đào Ngọc Khiêm<text:line-break/>Nhóm JavaWeb</text:p>
      <text:list xml:id="list2739347729546557867" text:style-name="L1">
        <text:list-item>
          <text:p text:style-name="P4">Khái niệm</text:p>
          <text:list>
            <text:list-item>
              <text:p text:style-name="P5">Git, là hệ thống quản lý source phân tán, mà mỗi Repository trong đó không lưu trữ ở 1 nơi. Mỗi 1 Repository mức Server được phân tán cho các thành viên tham gia, dưới dạng Local. Các thành phần phân tán ở các Local được đồng bộ source với Server bằng phương thức Push(Local -&gt; Server) và Pull(Server -&gt; Local).</text:p>
            </text:list-item>
            <text:list-item>
              <text:p text:style-name="P5">Github, là dịch vụ sử dụng hệ thống Git, cho phép lưu trữ và quản lý source code cho các dự án.</text:p>
            </text:list-item>
          </text:list>
        </text:list-item>
        <text:list-item>
          <text:p text:style-name="P9">Một số tính năng API của Github</text:p>
          <text:list>
            <text:list-item>
              <text:p text:style-name="P5">API to Update The Repository via HTTP: GitHub hỗ trợ người dùng có thể edit file source code từ web browser thông qua HTTP - POST</text:p>
            </text:list-item>
            <text:list-item>
              <text:p text:style-name="P5">API to Access Compare Views: hỗ trợ người dùng review và so sánh code của dự án thông qua việc xem các commit, comments, các dòng khác nhau giữa 2 version của file code ... Tính năng này cũng thông qua HTTP - POST, người dùng có thể thực hiên trên web browser.</text:p>
            </text:list-item>
            <text:list-item>
              <text:p text:style-name="P5">API to Manage Service Hooks: GitHub hỗ trợ tính năng mở rộng post-receive hooks. Tính năng này cho phép người dùng đăng ký 1 URL của mình (như là một web hook) cho các respository. Bất cứ khi nào có người push source code của họ lên repository, GitHub thông báo cho bạn biết bằng cách POST thông tin (dạng JSON) về lần push đó đến URL mà bạn đã đăng ký trước đó.</text:p>
            </text:list-item>
          </text:list>
        </text:list-item>
        <text:list-item>
          <text:p text:style-name="P12"><text:span text:style-name="T1">Làm việc với Github</text:span></text:p>
          <text:list>
            <text:list-item>
              <text:p text:style-name="P11">Làm việc với GitHub nói riêng hay hệ thống GIT nói chung có 2 workflow chính là local workflow và server workflow.</text:p>
            </text:list-item>
            <text:list-item>
              <text:p text:style-name="P11">Bạn có thể làm mọi chuyện thay đổi source code ở local, sau khi đã thay đổi xong, bạn sẽ commit nhưng thay đổi đó lên server và bản lên <text:soft-page-break/>server phải là bản hoàn chỉnh một tính năng nào đó, hoặc fix bug xong, test xong hoặc ít nhất bản đó phải chạy được. Không được commit code dở dang, chưa qua test lên repository server sẽ làm ảnh hưởng đến các thành viên khác, ngược lại bạn có thể làm điều đó ở repository local.</text:p>
            </text:list-item>
            <text:list-item>
              <text:p text:style-name="P11">Mở rộng: từ repository của github ta có thể theo phương thức của Git tạo bản build cho production site (trên đây cũng là một repository server) bằng cách push thay đổi (đã qua test kỹ càng) lên nó.<text:line-break/>Khi tương tác với repository server (cập nhật hay thay đổi) GITHUB đòi hỏi mã chứng nhận "Bạn là ai" thông qua so sánh SSH key ở local của bạn và SSH key trên server tương ứng với account mà bạn đã đăng ký với GITHUB trước đó.</text:p>
            </text:list-item>
            <text:list-item>
              <text:p text:style-name="P14"><text:span text:style-name="T2">Làm việc với repository ở local: với 2 command thường dùng là git add và git commit</text:span></text:p>
              <text:list>
                <text:list-item>
                  <text:p text:style-name="P15"><text:span text:style-name="T2">git add: add file đã thay đổi vào stage.</text:span></text:p>
                </text:list-item>
                <text:list-item>
                  <text:p text:style-name="P15"><text:span text:style-name="T2">git commit: commit các file đã add vào stage lên repository ở local</text:span></text:p>
                </text:list-item>
              </text:list>
            </text:list-item>
            <text:list-item>
              <text:p text:style-name="P11">Làm việc với repository ở server github:</text:p>
              <text:list>
                <text:list-item>
                  <text:p text:style-name="P11">push: push thay đổi từ repository local lên repository server.</text:p>
                </text:list-item>
                <text:list-item>
                  <text:p text:style-name="P11">fetch: cập nhật thay đổi từ repository server về repository local.</text:p>
                </text:list-item>
                <text:list-item>
                  <text:p text:style-name="P11">pull/rebase: sao chép source code từ server về local workspace.</text:p>
                </text:list-item>
              </text:list>
            </text:list-item>
          </text:list>
        </text:list-item>
        <text:list-item>
          <text:p text:style-name="P9">Lý do sử dụng Git</text:p>
          <text:list>
            <text:list-item>
              <text:p text:style-name="P6">Linh động, phong phú và đa dạng phiên bản:</text:p>
              <text:list>
                <text:list-item>
                  <text:p text:style-name="P21"><text:span text:style-name="T1">Với nhiều workflow làm việc khác nhau, tạo ra nhiều phiên bản phong phú, đa dạng, từ đó thúc đẩy những hướng đi mới từ 1 source </text:span><text:soft-page-break/><text:span text:style-name="T1">code gốc trong cộng đồng mã nguồn mở.</text:span></text:p>
                </text:list-item>
                <text:list-item>
                  <text:p text:style-name="P18">Với việc có nhiều repository trong Git, các thành viên có thể kết hợp code của họ với nhau thông qua việc merge repository local của họ với nhau, từ đó tạo ra nhiều phiên bản, nhiều tính năng phong phú.</text:p>
                </text:list-item>
                <text:list-item>
                  <text:p text:style-name="P7">SVN Style: Với Git ta vẫn có thể dùng nó theo cách hoạt động của SVN: Các developer đều đồng bộ dữ liệu và commit thay đổi trên một repository duy nhất.</text:p>
                </text:list-item>
                <text:list-item>
                  <text:p text:style-name="P17">Integration Manager Workflow: Đây là mô hình khá phổ biến hiện nay, GitHub và nhiều open source cũng đang áp dụng nó:</text:p>
                  <text:list>
                    <text:list-item>
                      <text:p text:style-name="P24">Integration manager là bộ phận sẽ tập hợp các function được các dev commit lên để kiểm tra xem có nên cập nhật function đó vào bản gốc không ? </text:p>
                    </text:list-item>
                    <text:list-item>
                      <text:p text:style-name="P24">Blessed Repo: là source code ổn định sau những thay đổi được Integration manager quản lý và tích hợp các function mới từ dev vào. </text:p>
                    </text:list-item>
                    <text:list-item>
                      <text:p text:style-name="P24">Ví dụ một cộng đồng có nhiều dev cùng phát triển một open source: </text:p>
                    </text:list-item>
                    <text:list-item>
                      <text:p text:style-name="P25">Khi một dev private muốn thêm function mà mình nghĩ ra, họ sẽ download source code ổn định từ Blessed Repo về. Sau khi hoàn thành function mong muốn dựa trên source code down về họ đưa lên Developer public của mình. </text:p>
                    </text:list-item>
                    <text:list-item>
                      <text:p text:style-name="P25">Các function trên Developer public được tập họp ở Integrate Manager cho việc chọn lọc, testing và cuối cùng sẽ được tích hợp lên Blessed Repo thành bản ổn định.</text:p>
                    </text:list-item>
                  </text:list>
                </text:list-item>
                <text:list-item>
                  <text:p text:style-name="P16">Dictator and Lieutenants Workflow:</text:p>
                  <text:list>
                    <text:list-item>
                      <text:p text:style-name="P19">Mô hình này được mở rộng từ Integration Manager Workflow. Thay vì với "Integration Manager Workflow" thì mỗi dev làm việc <text:soft-page-break/>độc lập với nhau, không hợp tác với các thành viên khác. Với "Dictator and Lieutenants Workflow" thì các dev có thể làm việc với nhau, họ có thể merge trực tiếp repo của họ (thông qua share SSH) với người khác thành một lieutenant.</text:p>
                    </text:list-item>
                    <text:list-item>
                      <text:p text:style-name="P19">Một lieutenant là một phiên bản tích hợp nhiều tính năng của nhiều dev. Các lieutenant sẽ được tập hợp về dictator, dictator sẽ làm nhiệm vụ giống Integration manager: quản lý, testing, chọn lọc và tích hợp lieutenant vào blessed repo khi đạt yêu cầu.</text:p>
                    </text:list-item>
                  </text:list>
                </text:list-item>
              </text:list>
            </text:list-item>
          </text:list>
        </text:list-item>
        <text:list-item>
          <text:p text:style-name="P10">Local Branching</text:p>
          <text:list>
            <text:list-item>
              <text:p text:style-name="P6">Việc tạo branch của Git tốt hơn các source control khác. Hầu hết các source control việc tạo branch đều clone một phiên bản mới nhất từ repository gốc thành một thư mục mới trên server. Git cho phép bạn tạo nhiều branch độc lập ở máy local, từ đó các thao tác create, merge, delete các dòng code trong source code diễn ra rất nhanh, trong vài giây.</text:p>
            </text:list-item>
            <text:list-item>
              <text:p text:style-name="P20">Tạo một branch mới trên local của bạn để thử nghiệm ý tưởng của , commit thử nghiệm một vài lần lên branch đó, bùn bùn trở lại trạng thái trước khi tạo branch, rồi sau đó có thể trở lại branch đó hoặc merge code thử nghiệm đó vào trunk chính. </text:p>
            </text:list-item>
            <text:list-item>
              <text:p text:style-name="P20">Bạn có thể tạo một branch chỉ chứa những gì cần đưa lên production site, hoặc là nơi bạn merge code cho việc testing và commit hằng ngày trên brach đó, xem nó như là một phòng thí nghiệm local. </text:p>
            </text:list-item>
            <text:list-item>
              <text:p text:style-name="P20">Bạn có thể tạo nhiều brach mới cho mỗi tính năng mới mà bạn đang làm, vì vậy bạn có thể chuyển đổi qua lại giữa chúng dễ dàng hoặc xóa branch đó đi khi nó được sát nhập vào branch chính hoặc không còn sử dụng nữa.</text:p>
            </text:list-item>
            <text:list-item>
              <text:p text:style-name="P20">Trong khi tạo một brach để thử nghiệm, bạn nhận ra nó không hữu <text:soft-page-break/>dụng nữa và chỉ cần xóa nó đi, không ai khác ngoài bạn thấy nó (ngay cả khi bạn đã đẩy các branch khác trong khi chờ đợi).</text:p>
            </text:list-item>
            <text:list-item>
              <text:p text:style-name="P8">Bạn có thể làm tất cả các điều trên với Git nhưng cần lưu ý khi push lên server gốc, bạn không được push tất cả các brach mà bạn tạo ra để thử nghiệm. Việc này thúc đẩy developer thử nghiệm các nhánh mới mà họ không cần phải lo lắng về việc phải lên kế hoạch như thế nào hay khi nào để sát nhập nhánh của họ vào nhánh chính, trong quá trình thử nghiệm mọi history của họ đều được lưu trữ ở local. Nếu branch thử nghiệm thành công thì tốt, không được thì họ đơn giản chỉ delete đi là xong. Khi tham gia phát triển một dự án mã nguồn mỡ, nếu dùng svn một người đóng góp khi mới tham gia sẽ không có quyền tạo branch trên server của họ, với Git bạn có thể tạo branch local cho những thử nghiệm của mình và có thể sát nhập nó vào trunk chính trên server khi thử nghiệm thành công.</text:p>
            </text:list-item>
          </text:list>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8:38:03.873259168</meta:creation-date>
    <dc:date>2015-08-06T17:24:13.454001699</dc:date>
    <meta:editing-duration>PT11H28M15S</meta:editing-duration>
    <meta:editing-cycles>57</meta:editing-cycles>
    <meta:generator>LibreOffice/4.2.8.2$Linux_X86_64 LibreOffice_project/420m0$Build-2</meta:generator>
    <meta:document-statistic meta:table-count="0" meta:image-count="0" meta:object-count="0" meta:page-count="6" meta:paragraph-count="43" meta:word-count="1403" meta:character-count="6858" meta:non-whitespace-character-count="5499"/>
  </office:meta>
</office:document-meta>
</file>